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185a" officeooo:paragraph-rsid="0015185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15185a" officeooo:paragraph-rsid="0015185a"/>
    </style:style>
    <style:style style:name="P4" style:family="paragraph" style:parent-style-name="Standard">
      <style:text-properties officeooo:paragraph-rsid="001cc3f0"/>
    </style:style>
    <style:style style:name="P5" style:family="paragraph" style:parent-style-name="Standard">
      <style:text-properties officeooo:rsid="0037f4d6" officeooo:paragraph-rsid="0037f4d6"/>
    </style:style>
    <style:style style:name="P6" style:family="paragraph" style:parent-style-name="Standard">
      <style:text-properties officeooo:paragraph-rsid="00452b91"/>
    </style:style>
    <style:style style:name="T1" style:family="text">
      <style:text-properties officeooo:rsid="00190132"/>
    </style:style>
    <style:style style:name="T2" style:family="text">
      <style:text-properties officeooo:rsid="001da5bb"/>
    </style:style>
    <style:style style:name="T3" style:family="text">
      <style:text-properties officeooo:rsid="001dc2bc"/>
    </style:style>
    <style:style style:name="T4" style:family="text">
      <style:text-properties officeooo:rsid="002a9241"/>
    </style:style>
    <style:style style:name="T5" style:family="text">
      <style:text-properties officeooo:rsid="002d6d87"/>
    </style:style>
    <style:style style:name="T6" style:family="text">
      <style:text-properties officeooo:rsid="002ffe6d"/>
    </style:style>
    <style:style style:name="T7" style:family="text">
      <style:text-properties officeooo:rsid="0030ac0b"/>
    </style:style>
    <style:style style:name="T8" style:family="text">
      <style:text-properties officeooo:rsid="00323961"/>
    </style:style>
    <style:style style:name="T9" style:family="text">
      <style:text-properties officeooo:rsid="003322e4"/>
    </style:style>
    <style:style style:name="T10" style:family="text">
      <style:text-properties officeooo:rsid="00334539"/>
    </style:style>
    <style:style style:name="T11" style:family="text">
      <style:text-properties officeooo:rsid="003412ea"/>
    </style:style>
    <style:style style:name="T12" style:family="text">
      <style:text-properties officeooo:rsid="00355804"/>
    </style:style>
    <style:style style:name="T13" style:family="text">
      <style:text-properties officeooo:rsid="003bce58"/>
    </style:style>
    <style:style style:name="T14" style:family="text">
      <style:text-properties officeooo:rsid="003efbcc"/>
    </style:style>
    <style:style style:name="T15" style:family="text">
      <style:text-properties officeooo:rsid="004206ac"/>
    </style:style>
    <style:style style:name="T16" style:family="text">
      <style:text-properties officeooo:rsid="0043d9cc"/>
    </style:style>
    <style:style style:name="T17" style:family="text">
      <style:text-properties officeooo:rsid="00452b91"/>
    </style:style>
    <style:style style:name="T18" style:family="text">
      <style:text-properties officeooo:rsid="004958d3"/>
    </style:style>
    <style:style style:name="T19" style:family="text">
      <style:text-properties officeooo:rsid="0049ff91"/>
    </style:style>
    <style:style style:name="T20" style:family="text">
      <style:text-properties officeooo:rsid="004bf945"/>
    </style:style>
    <style:style style:name="T21" style:family="text">
      <style:text-properties officeooo:rsid="004c8c57"/>
    </style:style>
    <style:style style:name="T22" style:family="text">
      <style:text-properties officeooo:rsid="004f1ee3"/>
    </style:style>
    <style:style style:name="T23" style:family="text">
      <style:text-properties officeooo:rsid="00504680"/>
    </style:style>
    <style:style style:name="T24" style:family="text">
      <style:text-properties officeooo:rsid="0050b7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1. П. Я. Чаадаев «Философические письма. Письмо первое». <text:span text:style-name="T1">Историософия России</text:span></text:p>
      <text:p text:style-name="P3">Томчук Григорий Сергеевич, гр. 4326<text:line-break/>Бурова Мария Леонидовна, канд. филос. наук, доцент</text:p>
      <text:p text:style-name="Standard">Пётр Яковлевич Чаадаев — <text:span text:style-name="T4">известный </text:span>русский философ, публицист, одна из самых противоречивых и загадочных фигур общественно-политического движения в императорской России. В его работах, в частности в «Философических письмах», прослеживается влияние <text:span text:style-name="T5">таких философских направлений, как:</text:span> философ<text:span text:style-name="T5">ский идеализм</text:span> с акцентом на исторический и культурный анализ, пессимизм и критическ<text:span text:style-name="T5">ий</text:span> подход к национальной культуре. Чаадаев также является <text:span text:style-name="T6">о</text:span><text:span text:style-name="T7">сновоположником</text:span> русской западнической мысли, которая стремилась к интеграции России в европейскую цивилизацию и заимствованию западных ценностей и достижений. Его работы стимулировали появление и развитие западничества, которое противопоставлялось славянофильству — движению, утверждающему уникальный путь России.</text:p>
      <text:p text:style-name="Standard">В своем первом письме из «Философических писем» Петр Яковлевич Чаадаев выражает глубокое разочарование и критику в отношении исторического и культурного развития России. Он анализирует место России в мировой цивилизации и приходит к выводу, что страна, несмотря на свое географическое положение и исторические возможности, остается в стороне от общего развития человечества. В своем письме Чаадаев поднимает вопросы, касающиеся национальной идентичности, культурного наследия и перспектив развития российского общества.</text:p>
      <text:p text:style-name="Standard">Чаадаев начинает свое письмо с утверждения о том, что Россия отстает от других народов в понимании и усвоении общественных истин, которые давно стали очевидными в других странах. Это отставание он объясняет тем, что Россия никогда не шла в ногу с другими народами, оставаясь в стороне от мировой истории и цивилизации. <text:span text:style-name="T18">Сложно не согласиться с автором: </text:span>Россия не принадлежит ни к Западу, ни к Востоку, и не имеет традиций ни одного из этих культурных направлений. По его мнению, Россия стоит «вне времени», не затронутая всемирным «воспитанием» человеческого рода.</text:p>
      <text:p text:style-name="Standard"><text:soft-page-break/>Чаадаев <text:span text:style-name="T18">достаточно необоснованно </text:span>критикует российское общество за то, что его развитие основано на заимствовании и подражании. Он утверждает, что в России отсутствует внутреннее развитие и естественный прогресс, и каждая новая идея вытесняет старые, не вытекая из них. Это приводит к тому, что в обществе не образуются неизгладимые борозды последовательного развития, которые делают умы сильными. Чаадаев сравнивает Россию с ребенком, которого не приучили мыслить самостоятельно, и который в зрелости не имеет ничего своего, кроме заимствованных внешних форм <text:span text:style-name="T12">(зависимость от заимствований)</text:span>. <text:span text:style-name="T18">Я с данным тезисом не согласен, ведь в самом деле российская культура имеет множество самобытных достижений, таких как уникальная иконостасная живопись, народные промыслы и фольклор, которые являются внутренними и не заимствованными у других народов.</text:span></text:p>
      <text:p text:style-name="Standard"><text:span text:style-name="T8">Также философ</text:span> рассматривает народы как нравственные существа, которые воспитываются веками. Он подчеркивает исключительность России, утверждая, что страна существует, чтобы дать миру важный урок. Однако, когда это произойдет и сколько бедствий <text:span text:style-name="T9">нам </text:span>придется пережить, прежде чем Россия найдет свое место среди человечества, остается неизвестным. <text:span text:style-name="T19">Данный тезис, к сожалению, находит свое подтверждение в истории, ведь на протяжении многих веков, в том числе </text:span><text:span text:style-name="T20">в </text:span><text:span text:style-name="T19">новейш</text:span><text:span text:style-name="T20">ей</text:span><text:span text:style-name="T19"> истори</text:span><text:span text:style-name="T20">и</text:span><text:span text:style-name="T19">, наша страна подвергалась множеству тяжелейших испытаний, </text:span><text:span text:style-name="T21">например Великая Отечественная война или Октябрьская революция 1917 года</text:span><text:span text:style-name="T19">.</text:span></text:p>
      <text:p text:style-name="P4"><text:span text:style-name="T10">Автор</text:span> задает вопрос о российских мудрецах и мыслителях, отмечая, что, несмотря на свое географическое положение между Востоком и Западом, Россия не смогла объединить в себе два великих начала духовной природы: воображение и рассудок. Чаадаев утверждает, что Россия, исключенная из благодетельного действия <text:span text:style-name="T11">п</text:span>ровидения, предоставлена самой себе и не получила никаких уроков из исторического опыта. <text:span text:style-name="T22">Однако </text:span><text:span text:style-name="T23">я не соглашусь с данным утверждением, </text:span><text:span text:style-name="T24">ведь</text:span><text:span text:style-name="T22"> в</text:span>опреки утверждению Чаадаева, Россия дала миру великих мыслителей и учёных, таких как Ломоносов, Менделеев, Толстой и Достоевский, чьи идеи и труды оказали значительное влияние на мировую науку, литературу и философию.</text:p>
      <text:p text:style-name="P4">Чаадаев приходит к выводу, что Россия не дала миру ни одной идеи, не содействовала прогрессу человеческого разума и исказила все, что получила от других народов. Он считает, <text:soft-page-break/>что в российской культуре есть что-то враждебное истинному прогрессу, и что страна продолжает существовать лишь для того, чтобы послужить уроком для будущих поколений.</text:p>
      <text:p text:style-name="P5">Стоит отметить, что данный текст Петра Яковлевича Чаадаева нельзя полностью отнести к строго логическому трактату. Текст наполнен эмоциональными выражениями и метафорами, которые подчёркивают чувства автора, а не только логические доводы, <text:span text:style-name="T13">например сравнение русского народа с незаконными детьми без наследства или России с ребенком, не приученным мыслить самостоятельно</text:span>. Чаадаев не стремится к строгой аргументации и последовательной логике, а больше сосредоточен на личных размышлениях и наблюдениях. <text:span text:style-name="T13">Помимо этого, т</text:span>екст имеет лирический характер, выражая личные переживания автора и его глубокую любовь к Родине. Чаадаев рисует яркие образы, такие как «чужды сами себе» и «идеи, приходящие Бог весть откуда», что придаёт тексту художественную выразительность.</text:p>
      <text:p text:style-name="P5">Письмо Чаадаева стало катализатором для появления самостоятельной историко-философской мысли в России. Оно вызвало бурные дискуссии и размышления о национальной идентичности и пути развития страны. Александр Герцен критиковал Чаадаева за пессимизм, но согласился с многими его выводами и продолжил обсуждение о будущем России. Славянофилы, Алексей Хомяков <text:span text:style-name="T14">и </text:span>Иван Киреевский, не согласились с Чаадаевым и утверждали, что у России есть свой особый путь, отличный от западного. Западники, Виссарион Белинский <text:span text:style-name="T14">и </text:span>Тимофей Грановский, поддержали идеи Чаадаева и продолжили развивать концепцию необходимости сближения с Западом для прогресса России.</text:p>
      <text:p text:style-name="P5"><text:span text:style-name="T15">Чтобы дать объективную оценку идеи Чаадаева, стоит иметь в виду, что в</text:span> некоторых аспектах культура России действительно заимствовала элементы из других стран, особенно в период модернизации и реформ. Однако, утверждение, что Россия ничего не дала миру, <text:span text:style-name="T16">я считаю необоснованно ложным</text:span>, учитывая вклад русской литературы, музыки, искусства и науки. Великие писатели (Толстой, Достоевский), композиторы (Чайковский, Рахманинов) и ученые (Менделеев, Ломоносов) внесли значительный вклад в мировую культуру и науку.</text:p>
      <text:p text:style-name="P6"><text:span text:style-name="T2">В заключение необходимо сказать, что </text:span><text:span text:style-name="T3">п</text:span>исьмо Чаадаева является важным документом русской философской мысли, в котором автор поднимает острые вопросы о национальной идентичности, культурном наследии и историческом предназначении России. <text:span text:style-name="T17">Очевидно, </text:span><text:soft-page-break/>Чаадаев критикует Россию не из желания принизить её, а из стремления увидеть её лучше и сильнее. Его критика – это призыв к самосознанию и к поиску истинного пути развития. Чаадаев, будучи истинным патриотом, осознаёт недостатки своей страны и стремится к её улучшению. Он видит потенциал России и хочет, чтобы она заняла достойное место в мировой цивилизации. Его письмо – это призыв к переосмыслению и прогрессу, к осознанию своей роли в мире. Он желает, чтобы Россия внесла свой вклад в общечеловеческое развитие и преодолела культурную изоляцию. Его критика российской действительности звучит актуально и сегодня, напоминая о важности сохранения и развития культурных и исторических ценностей <text:span text:style-name="T11">России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3902in" style:contextual-spacing="false" fo:line-height="150%" fo:text-align="justify" style:justify-single-word="false"/>
      <style:text-properties style:font-name="Times New Roman" fo:font-family="'Times New Roman'" style:font-family-generic="roman" style:font-pitch="variable" fo:font-style="normal" fo:font-weight="normal" officeooo:rsid="0014848f" style:font-style-asian="normal" style:font-weight-asian="normal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902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21:00:03.340059088</meta:creation-date>
    <dc:date>2024-05-15T23:58:07.279558025</dc:date>
    <meta:editing-duration>PT1H46M30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4" meta:paragraph-count="14" meta:word-count="975" meta:character-count="7304" meta:non-whitespace-character-count="6339"/>
  </office:meta>
</office:document-meta>
</file>